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9272" officeooo:paragraph-rsid="001a9272"/>
    </style:style>
    <style:style style:name="P2" style:family="paragraph" style:parent-style-name="Standard">
      <style:text-properties officeooo:rsid="001abcc0" officeooo:paragraph-rsid="001abcc0"/>
    </style:style>
    <style:style style:name="P3" style:family="paragraph" style:parent-style-name="Standard">
      <style:text-properties officeooo:rsid="001bf67c" officeooo:paragraph-rsid="001bf6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line 1</text:p>
      <text:p text:style-name="P1"/>
      <text:p text:style-name="P2">This is line 2</text:p>
      <text:p text:style-name="P2"/>
      <text:p text:style-name="P3">This is line 3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4T11:00:19.981565654</meta:creation-date>
    <dc:date>2020-06-14T11:13:29.604132704</dc:date>
    <meta:editing-duration>PT13M9S</meta:editing-duration>
    <meta:editing-cycles>3</meta:editing-cycles>
    <meta:generator>LibreOffice/6.4.3.2$Linux_X86_64 LibreOffice_project/40$Build-2</meta:generator>
    <meta:document-statistic meta:table-count="0" meta:image-count="0" meta:object-count="0" meta:page-count="1" meta:paragraph-count="3" meta:word-count="12" meta:character-count="42" meta:non-whitespace-character-count="33"/>
  </office:meta>
</office:document-meta>
</file>